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/>
    <style:font-face style:name="LMRomanCaps10-Regular" svg:font-family="LMRomanCaps10-Regular"/>
    <style:font-face style:name="LMSans10-Bold" svg:font-family="LMSans10-Bold"/>
    <style:font-face style:name="LMSans12-Oblique" svg:font-family="LMSans12-Oblique"/>
    <style:font-face style:name="TeXGyreAdventor-Regular" svg:font-family="TeXGyreAdventor-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MSans10-Bold" fo:font-size="11.9499998092651pt" fo:font-weight="bold"/>
    </style:style>
    <style:style style:name="P2" style:family="paragraph" style:parent-style-name="Standard">
      <style:paragraph-properties>
        <style:tab-stops>
          <style:tab-stop style:position="0.953cm"/>
          <style:tab-stop style:position="1.508cm"/>
        </style:tab-stops>
      </style:paragraph-properties>
      <style:text-properties fo:color="#000000" style:font-name="LMSans10-Bold" fo:font-size="11.9499998092651pt" fo:font-weight="bold"/>
    </style:style>
    <style:style style:name="P3" style:family="paragraph" style:parent-style-name="Standard">
      <style:text-properties fo:color="#000000" style:font-name="TeXGyreAdventor-Regular" fo:font-size="9.949999809265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000000" style:font-name="Inconsolata" fo:font-size="9.94999980926514pt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000000" style:font-name="TeXGyreAdventor-Regular" fo:font-size="9.94999980926514pt"/>
    </style:style>
    <style:style style:name="P8" style:family="paragraph" style:parent-style-name="Standard" style:master-page-name="">
      <loext:graphic-properties draw:fill="none"/>
      <style:paragraph-properties fo:margin-left="1cm" fo:margin-right="0cm" fo:text-indent="1cm" style:auto-text-indent="false" style:page-number="auto" fo:background-color="transparent">
        <style:tab-stops>
          <style:tab-stop style:position="2.699cm"/>
        </style:tab-stops>
      </style:paragraph-properties>
      <style:text-properties fo:color="#000000" style:font-name="TeXGyreAdventor-Regular" fo:font-size="9.94999980926514pt"/>
    </style:style>
    <style:style style:name="P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953cm"/>
        </style:tab-stops>
      </style:paragraph-properties>
      <style:text-properties fo:color="#000000" style:font-name="TeXGyreAdventor-Regular" fo:font-size="9.94999980926514pt"/>
    </style:style>
    <style:style style:name="P1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</style:style>
    <style:style style:name="P11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>
        <style:tab-stops>
          <style:tab-stop style:position="0.185cm"/>
          <style:tab-stop style:position="0.847cm"/>
        </style:tab-stops>
      </style:paragraph-properties>
      <style:text-properties fo:color="#000000" style:font-name="TeXGyreAdventor-Regular" fo:font-size="9.94999980926514pt"/>
    </style:style>
    <style:style style:name="P12" style:family="paragraph" style:parent-style-name="Standard" style:master-page-name="">
      <loext:graphic-properties draw:fill="none"/>
      <style:paragraph-properties fo:margin-left="3cm" fo:margin-right="0cm" fo:text-indent="0cm" style:auto-text-indent="false" style:page-number="auto" fo:background-color="transparent">
        <style:tab-stops>
          <style:tab-stop style:position="0.185cm"/>
          <style:tab-stop style:position="0.847cm"/>
        </style:tab-stops>
      </style:paragraph-properties>
    </style:style>
    <style:style style:name="P13" style:family="paragraph" style:parent-style-name="Standard">
      <loext:graphic-properties draw:fill="none"/>
      <style:paragraph-properties fo:margin-left="3cm" fo:margin-right="0cm" fo:text-indent="0cm" style:auto-text-indent="false" fo:background-color="transparent">
        <style:tab-stops>
          <style:tab-stop style:position="0.185cm"/>
          <style:tab-stop style:position="0.847cm"/>
        </style:tab-stops>
      </style:paragraph-properties>
      <style:text-properties fo:color="#000000"/>
    </style:style>
    <style:style style:name="P14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>
        <style:tab-stops>
          <style:tab-stop style:position="1.931cm"/>
        </style:tab-stops>
      </style:paragraph-properties>
      <style:text-properties fo:color="#000000" style:font-name="TeXGyreAdventor-Regular" fo:font-size="9.94999980926514pt"/>
    </style:style>
    <style:style style:name="P15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color="#000000" style:font-name="TeXGyreAdventor-Regular" fo:font-size="9.94999980926514pt"/>
    </style:style>
    <style:style style:name="P16" style:family="paragraph" style:parent-style-name="Standard" style:master-page-name="">
      <loext:graphic-properties draw:fill="none"/>
      <style:paragraph-properties fo:margin-left="3cm" fo:margin-right="0cm" fo:text-indent="0cm" style:auto-text-indent="false" style:page-number="auto" fo:background-color="transparent"/>
    </style:style>
    <style:style style:name="P17" style:family="paragraph" style:parent-style-name="Standard">
      <loext:graphic-properties draw:fill="none"/>
      <style:paragraph-properties fo:margin-left="3cm" fo:margin-right="0cm" fo:text-indent="0cm" style:auto-text-indent="false" fo:background-color="transparent"/>
    </style:style>
    <style:style style:name="P18" style:family="paragraph" style:parent-style-name="Standard" style:master-page-name="">
      <loext:graphic-properties draw:fill="none"/>
      <style:paragraph-properties fo:margin-left="3cm" fo:margin-right="0cm" fo:text-indent="0cm" style:auto-text-indent="false" style:page-number="auto" fo:background-color="transparent"/>
    </style:style>
    <style:style style:name="P19" style:family="paragraph" style:parent-style-name="Standard">
      <loext:graphic-properties draw:fill="none"/>
      <style:paragraph-properties fo:margin-left="2cm" fo:margin-right="0cm" fo:text-indent="1cm" style:auto-text-indent="false" fo:background-color="transparent">
        <style:tab-stops>
          <style:tab-stop style:position="2.699cm"/>
        </style:tab-stops>
      </style:paragraph-properties>
      <style:text-properties fo:color="#000000"/>
    </style:style>
    <style:style style:name="P20" style:family="paragraph" style:parent-style-name="Standard" style:master-page-name="">
      <loext:graphic-properties draw:fill="none"/>
      <style:paragraph-properties fo:margin-left="2cm" fo:margin-right="0cm" fo:text-indent="1cm" style:auto-text-indent="false" style:page-number="auto" fo:background-color="transparent">
        <style:tab-stops>
          <style:tab-stop style:position="2.699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eXGyreAdventor-Regular" fo:font-size="9.94999980926514pt"/>
    </style:style>
    <style:style style:name="T3" style:family="text">
      <style:text-properties fo:color="#000000" style:font-name="Inconsolata" fo:font-size="9.94999980926514pt"/>
    </style:style>
    <style:style style:name="T4" style:family="text">
      <style:text-properties style:font-name="TeXGyreAdventor-Regular" fo:font-size="9.94999980926514pt"/>
    </style:style>
    <style:style style:name="T5" style:family="text">
      <style:text-properties fo:color="#ccccff" style:font-name="LMSans12-Oblique" fo:font-size="11.9499998092651pt" fo:font-style="italic"/>
    </style:style>
    <style:style style:name="T6" style:family="text">
      <style:text-properties fo:color="#ccccff" style:font-name="LMRomanCaps10-Regular" fo:font-size="11.949999809265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Objectif </text:p>
      <text:p text:style-name="P9">Il s’agit de réaliser une image montrant le contenu d’un fichier texte sur un fond flou de triangles aléatoires placés sur fond noir. </text:p>
      <text:p text:style-name="P1"/>
      <text:p text:style-name="P1"/>
      <text:p text:style-name="P1">2 Modularité </text:p>
      <text:p text:style-name="P3">Vous créerez trois fichiers : </text:p>
      <text:p text:style-name="P4"><text:span text:style-name="T2">1. </text:span><text:span text:style-name="T3">image_texte.py </text:span><text:span text:style-name="T2">contenant une classe de même nom. </text:span></text:p>
      <text:p text:style-name="P11">Le constructeur prend deux arguments : </text:p>
      <text:p text:style-name="P12"><text:span text:style-name="T1">• </text:span><text:span text:style-name="T2">un tuple </text:span><text:span text:style-name="T3">(largeur, hauteur) </text:span></text:p>
      <text:p text:style-name="P13">• <text:span text:style-name="T4">un chemin complet vers un fichier TrueTypeFont </text:span></text:p>
      <text:p text:style-name="P14">Cette classe possède quatre méthodes : </text:p>
      <text:p text:style-name="P16"><text:span text:style-name="T1">• </text:span><text:span text:style-name="T3">traitement() </text:span></text:p>
      <text:p text:style-name="P17"><text:span text:style-name="T1">• </text:span><text:span text:style-name="T3">set_texte(chaine_fichier_texte) </text:span></text:p>
      <text:p text:style-name="P17"><text:span text:style-name="T1">• </text:span><text:span text:style-name="T3">get_image() </text:span></text:p>
      <text:p text:style-name="P17"><text:span text:style-name="T1">• </text:span><text:span text:style-name="T3">sauve(chaine_fichier_png) </text:span></text:p>
      <text:p text:style-name="P4"><text:span text:style-name="T2">2. </text:span><text:span text:style-name="T3">image_triangles.py </text:span><text:span text:style-name="T2">contenant une classe de même nom. </text:span></text:p>
      <text:p text:style-name="P8">Le constructeur prend deux arguments : </text:p>
      <text:p text:style-name="P20"><text:span text:style-name="T1">• </text:span><text:span text:style-name="T2">un tuple </text:span><text:span text:style-name="T3">(largeur, hauteur) </text:span></text:p>
      <text:p text:style-name="P19">• <text:span text:style-name="T4">un nombre entier </text:span></text:p>
      <text:p text:style-name="P15">Cette classe possède quatre méthodes : </text:p>
      <text:p text:style-name="P16"><text:span text:style-name="T1">• </text:span><text:span text:style-name="T3">un_triangle() </text:span></text:p>
      <text:p text:style-name="P17"><text:span text:style-name="T1">• </text:span><text:span text:style-name="T3">get_image() </text:span></text:p>
      <text:p text:style-name="P17"><text:span text:style-name="T1">• </text:span><text:span text:style-name="T3">sauve(chaine_fichier_png) </text:span></text:p>
      <text:p text:style-name="P10"><text:span text:style-name="T2">3. </text:span><text:span text:style-name="T3">projet_code_image.py </text:span><text:span text:style-name="T2">qui utilise les classes précédentes pour réaliser l’objectif du projet à partir de la ligne de commande : </text:span></text:p>
      <text:p text:style-name="P6">$ python3 projet_code_image.py 800 800 100 consignes.md </text:p>
      <text:p text:style-name="P7">Dans les classes (dans les modules), vous êtes libres du choix des attributs. 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/>
    <style:font-face style:name="LMRomanCaps10-Regular" svg:font-family="LMRomanCaps10-Regular"/>
    <style:font-face style:name="LMSans10-Bold" svg:font-family="LMSans10-Bold"/>
    <style:font-face style:name="LMSans12-Oblique" svg:font-family="LMSans12-Oblique"/>
    <style:font-face style:name="TeXGyreAdventor-Regular" svg:font-family="TeXGyreAdventor-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4:58:50.237000000</meta:creation-date>
    <dc:date>2020-11-18T15:04:02.552000000</dc:date>
    <meta:editing-duration>PT5M17S</meta:editing-duration>
    <meta:editing-cycles>1</meta:editing-cycles>
    <meta:document-statistic meta:table-count="0" meta:image-count="0" meta:object-count="0" meta:page-count="1" meta:paragraph-count="24" meta:word-count="148" meta:character-count="993" meta:non-whitespace-character-count="845"/>
    <meta:generator>LibreOffice/6.0.7.3$Windows_X86_64 LibreOffice_project/dc89aa7a9eabfd848af146d5086077aeed2ae4a5</meta:generator>
  </office:meta>
</office:document-meta>
</file>